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3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32.4pt" fo:break-before="auto" style:use-optimal-row-height="false"/>
    </style:style>
    <style:style style:name="ro6" style:family="table-row">
      <style:table-row-properties style:row-height="3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2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33">
      <style:table-cell-properties fo:border="0.74pt solid 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emplate" table:style-name="ta1" table:print-ranges="Template.B2:Template.L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ame: ______________________________________</text:p>
          </table:table-cell>
          <table:table-cell table:number-columns-repeated="5"/>
          <table:table-cell office:value-type="string" calcext:value-type="string">
            <text:p>Name: ______________________________________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3"/>
        </table:table-row>
        <table:table-row table:style-name="ro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I agree I have Only worked the above total hours of ______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/>
        </table:table-row>
        <table:table-row table:style-name="ro5">
          <table:table-cell table:number-columns-repeated="12"/>
        </table:table-row>
        <table:table-row table:style-name="ro1">
          <table:table-cell/>
          <table:table-cell office:value-type="string" calcext:value-type="string">
            <text:p>Name: ______________________________________</text:p>
          </table:table-cell>
          <table:table-cell table:number-columns-repeated="5"/>
          <table:table-cell office:value-type="string" calcext:value-type="string">
            <text:p>Name: ________________________________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3"/>
        </table:table-row>
        <table:table-row table:style-name="ro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I agree I have Only worked the above total hours of ______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/>
        </table:table-row>
        <table:table-row table:style-name="ro5">
          <table:table-cell table:number-columns-repeated="12"/>
        </table:table-row>
        <table:table-row table:style-name="ro1">
          <table:table-cell/>
          <table:table-cell office:value-type="string" calcext:value-type="string">
            <text:p>Name: ______________________________________</text:p>
          </table:table-cell>
          <table:table-cell table:number-columns-repeated="5"/>
          <table:table-cell office:value-type="string" calcext:value-type="string">
            <text:p>Name: ________________________________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3"/>
        </table:table-row>
        <table:table-row table:style-name="ro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1"/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1"/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1"/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1"/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I agree I have Only worked the above total hours of ______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/>
        </table:table-row>
      </table:table>
      <table:table table:name="Carl" table:style-name="ta1" table:print-ranges="Carl.B3:Carl.L4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6">
          <table:table-cell/>
          <table:table-cell office:value-type="string" calcext:value-type="string">
            <text:p>Name:     <text:span text:style-name="T1">Carl J Hirner III</text:span></text:p>
          </table:table-cell>
          <table:table-cell table:number-columns-repeated="5"/>
          <table:table-cell office:value-type="string" calcext:value-type="string">
            <text:p>Name:     <text:span text:style-name="T1">Carl J Hirner III</text:span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5"/>
        </table:table-row>
        <table:table-row table:style-name="ro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16" calcext:value-type="date">
            <text:p>Jul 16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4" office:value-type="date" office:date-value="2016-07-30" calcext:value-type="date">
            <text:p>Jul 30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4" office:value-type="date" office:date-value="2016-07-17" calcext:value-type="date">
            <text:p>Jul 17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4" office:value-type="date" office:date-value="2016-07-31" calcext:value-type="date">
            <text:p>Jul 31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18" calcext:value-type="date">
            <text:p>Jul 18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01" calcext:value-type="date">
            <text:p>Aug 01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19" calcext:value-type="date">
            <text:p>Jul 19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02" calcext:value-type="date">
            <text:p>Aug 02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0" calcext:value-type="date">
            <text:p>Jul 20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4" office:value-type="date" office:date-value="2016-08-03" calcext:value-type="date">
            <text:p>Aug 03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1" calcext:value-type="date">
            <text:p>Jul 21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date" office:date-value="2016-08-04" calcext:value-type="date">
            <text:p>Aug 04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2" calcext:value-type="date">
            <text:p>Jul 22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05" calcext:value-type="date">
            <text:p>Aug 05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agree I have Only worked the above total hours of 34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3"/>
        </table:table-row>
        <table:table-row table:style-name="ro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me:     <text:span text:style-name="T1">Carl J Hirner III</text:span></text:p>
          </table:table-cell>
          <table:table-cell table:number-columns-repeated="5"/>
          <table:table-cell office:value-type="string" calcext:value-type="string">
            <text:p>Name:     <text:span text:style-name="T1">Carl J Hirner III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5"/>
        </table:table-row>
        <table:table-row table:style-name="ro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3" calcext:value-type="date">
            <text:p>Jul 23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4" office:value-type="date" office:date-value="2016-08-06" calcext:value-type="date">
            <text:p>Aug 06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4" calcext:value-type="date">
            <text:p>Jul 24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4" office:value-type="date" office:date-value="2016-08-07" calcext:value-type="date">
            <text:p>Aug 07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5" calcext:value-type="date">
            <text:p>Jul 25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08" calcext:value-type="date">
            <text:p>Aug 08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6" calcext:value-type="date">
            <text:p>Jul 26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09" calcext:value-type="date">
            <text:p>Aug 09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7" calcext:value-type="date">
            <text:p>Jul 27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4" office:value-type="date" office:date-value="2016-08-10" calcext:value-type="date">
            <text:p>Aug 10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8" calcext:value-type="date">
            <text:p>Jul 28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date" office:date-value="2016-08-11" calcext:value-type="date">
            <text:p>Aug 11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7-29" calcext:value-type="date">
            <text:p>Jul 29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12" calcext:value-type="date">
            <text:p>Aug 12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agree I have Only worked the above total hours of ______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3"/>
        </table:table-row>
        <table:table-row table:style-name="ro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me:     <text:span text:style-name="T1">Carl J Hirner III</text:span></text:p>
          </table:table-cell>
          <table:table-cell table:number-columns-repeated="5"/>
          <table:table-cell office:value-type="string" calcext:value-type="string">
            <text:p>Name:     <text:span text:style-name="T1">Carl J Hirner III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4"/>
          <table:table-cell office:value-type="string" calcext:value-type="string">
            <text:p>Role: </text:p>
          </table:table-cell>
          <table:table-cell office:value-type="string" calcext:value-type="string">
            <text:p>Housekeeper</text:p>
          </table:table-cell>
          <table:table-cell table:number-columns-repeated="5"/>
        </table:table-row>
        <table:table-row table:style-name="ro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otal Hou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3" calcext:value-type="date">
            <text:p>Aug 13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/>
          <table:table-cell table:style-name="ce4" office:value-type="date" office:date-value="2016-08-20" calcext:value-type="date">
            <text:p>Aug 20</text:p>
          </table:table-cell>
          <table:table-cell table:style-name="ce1" office:value-type="string" calcext:value-type="string">
            <text:p>Sat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6H00M00S" calcext:value-type="time">
            <text:p>04:00 PM</text:p>
          </table:table-cell>
          <table:table-cell table:style-name="ce3" office:value-type="string" calcext:value-type="string">
            <text:p>7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4" calcext:value-type="date">
            <text:p>Aug 14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/>
          <table:table-cell table:style-name="ce4" office:value-type="date" office:date-value="2016-08-21" calcext:value-type="date">
            <text:p>Aug 21</text:p>
          </table:table-cell>
          <table:table-cell table:style-name="ce1" office:value-type="string" calcext:value-type="string">
            <text:p>Sun</text:p>
          </table:table-cell>
          <table:table-cell table:style-name="ce2" office:value-type="time" office:time-value="PT11H00M00S" calcext:value-type="time">
            <text:p>11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4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5" calcext:value-type="date">
            <text:p>Aug 15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22" calcext:value-type="date">
            <text:p>Aug 22</text:p>
          </table:table-cell>
          <table:table-cell table:style-name="ce1" office:value-type="string" calcext:value-type="string">
            <text:p>Mon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6" calcext:value-type="date">
            <text:p>Aug 16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23" calcext:value-type="date">
            <text:p>Aug 23</text:p>
          </table:table-cell>
          <table:table-cell table:style-name="ce1" office:value-type="string" calcext:value-type="string">
            <text:p>Tue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7" calcext:value-type="date">
            <text:p>Aug 17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/>
          <table:table-cell table:style-name="ce4" office:value-type="date" office:date-value="2016-08-24" calcext:value-type="date">
            <text:p>Aug 24</text:p>
          </table:table-cell>
          <table:table-cell table:style-name="ce1" office:value-type="string" calcext:value-type="string">
            <text:p>Wed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4H00M00S" calcext:value-type="time">
            <text:p>02:00 PM</text:p>
          </table:table-cell>
          <table:table-cell table:style-name="ce3" office:value-type="string" calcext:value-type="string">
            <text:p>5 hr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8" calcext:value-type="date">
            <text:p>Aug 18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date" office:date-value="2016-08-25" calcext:value-type="date">
            <text:p>Aug 25</text:p>
          </table:table-cell>
          <table:table-cell table:style-name="ce1" office:value-type="string" calcext:value-type="string">
            <text:p>Thu</text:p>
          </table:table-cell>
          <table:table-cell table:number-columns-repeated="2" table:style-name="ce2" office:value-type="string" calcext:value-type="string">
            <text:p>O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date" office:date-value="2016-08-19" calcext:value-type="date">
            <text:p>Aug 19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/>
          <table:table-cell table:style-name="ce4" office:value-type="date" office:date-value="2016-08-26" calcext:value-type="date">
            <text:p>Aug 26</text:p>
          </table:table-cell>
          <table:table-cell table:style-name="ce1" office:value-type="string" calcext:value-type="string">
            <text:p>Fri</text:p>
          </table:table-cell>
          <table:table-cell table:style-name="ce2" office:value-type="time" office:time-value="PT09H00M00S" calcext:value-type="time">
            <text:p>09:00 AM</text:p>
          </table:table-cell>
          <table:table-cell table:style-name="ce2" office:value-type="time" office:time-value="PT15H00M00S" calcext:value-type="time">
            <text:p>03:00 PM</text:p>
          </table:table-cell>
          <table:table-cell table:style-name="ce3" office:value-type="string" calcext:value-type="string">
            <text:p>6 hr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agree I have Only worked the above total hours of ______</text:p>
          </table:table-cell>
          <table:table-cell table:number-columns-repeated="5"/>
          <table:table-cell office:value-type="string" calcext:value-type="string">
            <text:p>I agree I have Only worked the above total hours of ______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:: ________________________________________</text:p>
          </table:table-cell>
          <table:table-cell table:number-columns-repeated="5"/>
          <table:table-cell office:value-type="string" calcext:value-type="string">
            <text:p>Name:: ________________________________________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2"/>
          <table:table-cell office:value-type="string" calcext:value-type="string">
            <text:p>Signature: _________________________</text:p>
          </table:table-cell>
          <table:table-cell table:number-columns-repeated="2"/>
          <table:table-cell office:value-type="string" calcext:value-type="string">
            <text:p>Date:_________________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15.85pt" fo:margin-bottom="11.51pt" fo:margin-left="11.51pt" fo:margin-right="11.51pt" style:shadow="none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9:27:48.729000000</meta:creation-date>
    <dc:date>2016-08-28T19:54:19.568000000</dc:date>
    <meta:editing-duration>PT26M23S</meta:editing-duration>
    <meta:editing-cycles>15</meta:editing-cycles>
    <meta:generator>LibreOffice/5.1.0.3$Windows_x86 LibreOffice_project/5e3e00a007d9b3b6efb6797a8b8e57b51ab1f737</meta:generator>
    <meta:print-date>2016-08-28T19:52:50.109000000</meta:print-date>
    <meta:document-statistic meta:table-count="2" meta:cell-count="535" meta:object-count="0"/>
  </office:meta>
</office:document-meta>
</file>